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07a9" officeooo:paragraph-rsid="001b07a9"/>
    </style:style>
    <style:style style:name="T1" style:family="text">
      <style:text-properties officeooo:rsid="001ee919"/>
    </style:style>
    <style:style style:name="T2" style:family="text">
      <style:text-properties officeooo:rsid="001f3e91"/>
    </style:style>
    <style:style style:name="T3" style:family="text">
      <style:text-properties officeooo:rsid="002031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gonomie c’est de la simplicité d’utilisation</text:p>
      <text:p text:style-name="P1"/>
      <text:p text:style-name="P1">discipline qui concerne les outils utilisé par l’être humain</text:p>
      <text:p text:style-name="P1"/>
      <text:p text:style-name="P1">but : améliorer les interactions entre l’homme et l’outil</text:p>
      <text:p text:style-name="P1"/>
      <text:p text:style-name="P1">l’outil est là pour nous aider, et non nous pour pénaliser</text:p>
      <text:p text:style-name="P1"/>
      <text:p text:style-name="P1"/>
      <text:p text:style-name="P1">ergonomie → processus: cognitif, psychologiques, <text:s/>sociologique, culturels</text:p>
      <text:p text:style-name="P1"/>
      <text:p text:style-name="P1">II les grandes lois de l’ergonomie</text:p>
      <text:p text:style-name="P1"/>
      <text:p text:style-name="P1">les 6 grandes principes de l’ergonomie :</text:p>
      <text:p text:style-name="P1"/>
      <text:p text:style-name="P1">- loi de proximité: <text:span text:style-name="T1">on associe et on perçoit</text:span></text:p>
      <text:p text:style-name="P1">- loi de similarité : </text:p>
      <text:p text:style-name="P1">- loi de fitts : une cible est d’autant plus rapide à atteindre qu’elle est proche et grande</text:p>
      <text:p text:style-name="P1">- loi de hick + chiffre magique de miller : <text:span text:style-name="T3">plus il y a de choix plus on met de temps </text:span></text:p>
      <text:p text:style-name="P1">- effets de primauté et de récence : capacité à mémoriser facilement le début d’une liste, capacité à mémorisé facilement la fin d’une liste</text:p>
      <text:p text:style-name="P1">- affordance : c’est la capacité d’un objet ou d’une caractéristique à suggérer sa propre utilisation (caractère intuitif).</text:p>
      <text:p text:style-name="P1"/>
      <text:p text:style-name="P1">Lois générales de l’ergonomie +</text:p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1:55:10.875000000</meta:creation-date>
    <dc:date>2025-02-25T13:34:02.909688643</dc:date>
    <meta:editing-duration>PT23H16M34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155" meta:character-count="907" meta:non-whitespace-character-count="762"/>
  </office:meta>
</office:document-meta>
</file>